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rsid="0002c2ec" officeooo:paragraph-rsid="0002c2ec"/>
    </style:style>
    <style:style style:name="P6" style:family="paragraph" style:parent-style-name="Text_20_body">
      <style:text-properties officeooo:paragraph-rsid="00098e76"/>
    </style:style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</style:style>
    <style:style style:name="P9" style:family="paragraph" style:parent-style-name="Text_20_body">
      <style:text-properties officeooo:paragraph-rsid="000c2577"/>
    </style:style>
    <style:style style:name="P10" style:family="paragraph" style:parent-style-name="Text_20_body">
      <style:text-properties officeooo:rsid="004a29cd" officeooo:paragraph-rsid="004a29cd"/>
    </style:style>
    <style:style style:name="P11" style:family="paragraph" style:parent-style-name="Text_20_body">
      <style:text-properties officeooo:rsid="001796fb" officeooo:paragraph-rsid="000c2577"/>
    </style:style>
    <style:style style:name="P12" style:family="paragraph" style:parent-style-name="Text_20_body">
      <style:text-properties officeooo:rsid="001796fb" officeooo:paragraph-rsid="001cd0a5"/>
    </style:style>
    <style:style style:name="P13" style:family="paragraph" style:parent-style-name="Text_20_body">
      <style:text-properties officeooo:rsid="001796fb" officeooo:paragraph-rsid="00471c60"/>
    </style:style>
    <style:style style:name="P14" style:family="paragraph" style:parent-style-name="Text_20_body">
      <style:text-properties officeooo:rsid="00140416" officeooo:paragraph-rsid="00140416"/>
    </style:style>
    <style:style style:name="P15" style:family="paragraph" style:parent-style-name="Text_20_body">
      <style:text-properties officeooo:rsid="00178e6a" officeooo:paragraph-rsid="00178e6a"/>
    </style:style>
    <style:style style:name="P16" style:family="paragraph" style:parent-style-name="Text_20_body">
      <style:text-properties officeooo:rsid="00178e6a" officeooo:paragraph-rsid="001cd0a5"/>
    </style:style>
    <style:style style:name="P17" style:family="paragraph" style:parent-style-name="Text_20_body">
      <style:text-properties officeooo:rsid="00275c57" officeooo:paragraph-rsid="00275c57"/>
    </style:style>
    <style:style style:name="P18" style:family="paragraph" style:parent-style-name="Text_20_body">
      <style:text-properties officeooo:rsid="0035d09e" officeooo:paragraph-rsid="00178e6a"/>
    </style:style>
    <style:style style:name="P19" style:family="paragraph" style:parent-style-name="Text_20_body">
      <style:text-properties officeooo:rsid="0020ff12" officeooo:paragraph-rsid="0020ff12"/>
    </style:style>
    <style:style style:name="P20" style:family="paragraph" style:parent-style-name="Text_20_body">
      <style:text-properties officeooo:rsid="0038664e" officeooo:paragraph-rsid="0038ea85"/>
    </style:style>
    <style:style style:name="P21" style:family="paragraph" style:parent-style-name="Text_20_body">
      <style:text-properties officeooo:rsid="0038ea85" officeooo:paragraph-rsid="0038ea85"/>
    </style:style>
    <style:style style:name="P22" style:family="paragraph" style:parent-style-name="Text_20_body">
      <style:text-properties officeooo:rsid="003b0037" officeooo:paragraph-rsid="003b0037"/>
    </style:style>
    <style:style style:name="P23" style:family="paragraph" style:parent-style-name="Text_20_body">
      <style:text-properties officeooo:rsid="000f5a8d" officeooo:paragraph-rsid="000c2577"/>
    </style:style>
    <style:style style:name="P24" style:family="paragraph" style:parent-style-name="Text_20_body">
      <style:text-properties officeooo:rsid="002a870a" officeooo:paragraph-rsid="002a870a"/>
    </style:style>
    <style:style style:name="P25" style:family="paragraph" style:parent-style-name="Text_20_body">
      <style:text-properties officeooo:rsid="002c75fe" officeooo:paragraph-rsid="002c75fe"/>
    </style:style>
    <style:style style:name="P26" style:family="paragraph" style:parent-style-name="Text_20_body">
      <style:text-properties officeooo:rsid="0031adc1" officeooo:paragraph-rsid="0031adc1"/>
    </style:style>
    <style:style style:name="P27" style:family="paragraph" style:parent-style-name="Text_20_body">
      <style:text-properties officeooo:rsid="003347d8" officeooo:paragraph-rsid="003347d8"/>
    </style:style>
    <style:style style:name="P28" style:family="paragraph" style:parent-style-name="Text_20_body">
      <style:text-properties officeooo:rsid="002572c8" officeooo:paragraph-rsid="002572c8"/>
    </style:style>
    <style:style style:name="P29" style:family="paragraph" style:parent-style-name="Text_20_body">
      <style:text-properties officeooo:rsid="0043bfa5" officeooo:paragraph-rsid="0043bfa5"/>
    </style:style>
    <style:style style:name="P30" style:family="paragraph" style:parent-style-name="Text_20_body">
      <style:text-properties officeooo:rsid="001a3b17" officeooo:paragraph-rsid="001a3b17"/>
    </style:style>
    <style:style style:name="T1" style:family="text">
      <style:text-properties officeooo:rsid="00023cf4"/>
    </style:style>
    <style:style style:name="T2" style:family="text">
      <style:text-properties officeooo:rsid="0004617b"/>
    </style:style>
    <style:style style:name="T3" style:family="text">
      <style:text-properties officeooo:rsid="00047d59"/>
    </style:style>
    <style:style style:name="T4" style:family="text">
      <style:text-properties officeooo:rsid="00075c1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a79cd"/>
    </style:style>
    <style:style style:name="T7" style:family="text">
      <style:text-properties officeooo:rsid="0042acbd"/>
    </style:style>
    <style:style style:name="T8" style:family="text">
      <style:text-properties officeooo:rsid="00062ef1"/>
    </style:style>
    <style:style style:name="T9" style:family="text">
      <style:text-properties officeooo:rsid="000ab9eb"/>
    </style:style>
    <style:style style:name="T10" style:family="text">
      <style:text-properties officeooo:rsid="00094ea5"/>
    </style:style>
    <style:style style:name="T11" style:family="text">
      <style:text-properties officeooo:rsid="00096c0d"/>
    </style:style>
    <style:style style:name="T12" style:family="text">
      <style:text-properties officeooo:rsid="000675f8"/>
    </style:style>
    <style:style style:name="T13" style:family="text">
      <style:text-properties officeooo:rsid="000c2577"/>
    </style:style>
    <style:style style:name="T14" style:family="text">
      <style:text-properties officeooo:rsid="004b7a93"/>
    </style:style>
    <style:style style:name="T15" style:family="text">
      <style:text-properties officeooo:rsid="003cc867"/>
    </style:style>
    <style:style style:name="T16" style:family="text">
      <style:text-properties officeooo:rsid="001238b8"/>
    </style:style>
    <style:style style:name="T17" style:family="text">
      <style:text-properties officeooo:rsid="00471c60"/>
    </style:style>
    <style:style style:name="T18" style:family="text">
      <style:text-properties officeooo:rsid="0049ad47"/>
    </style:style>
    <style:style style:name="T19" style:family="text">
      <style:text-properties officeooo:rsid="001baf61"/>
    </style:style>
    <style:style style:name="T20" style:family="text">
      <style:text-properties officeooo:rsid="001cd0a5"/>
    </style:style>
    <style:style style:name="T21" style:family="text">
      <style:text-properties officeooo:rsid="0028d5a6"/>
    </style:style>
    <style:style style:name="T22" style:family="text">
      <style:text-properties officeooo:rsid="0048b44e"/>
    </style:style>
    <style:style style:name="T23" style:family="text">
      <style:text-properties officeooo:rsid="002d649a"/>
    </style:style>
    <style:style style:name="T24" style:family="text">
      <style:text-properties officeooo:rsid="00231a8e"/>
    </style:style>
    <style:style style:name="T25" style:family="text">
      <style:text-properties officeooo:rsid="003e9f53"/>
    </style:style>
    <style:style style:name="T26" style:family="text">
      <style:text-properties officeooo:rsid="003fda7b"/>
    </style:style>
    <style:style style:name="T27" style:family="text">
      <style:text-properties officeooo:rsid="0024db0d"/>
    </style:style>
    <style:style style:name="T28" style:family="text">
      <style:text-properties officeooo:rsid="0038ea85"/>
    </style:style>
    <style:style style:name="T29" style:family="text">
      <style:text-properties officeooo:rsid="003c7b65"/>
    </style:style>
    <style:style style:name="T30" style:family="text">
      <style:text-properties officeooo:rsid="0029a9cb"/>
    </style:style>
    <style:style style:name="T31" style:family="text">
      <style:text-properties officeooo:rsid="00350708"/>
    </style:style>
    <style:style style:name="T32" style:family="text">
      <style:text-properties officeooo:rsid="0045a92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Interface client :</text:p>
      <text:p text:style-name="Standard"/>
      <text:list text:style-name="L1">
        <text:list-item>
          <text:p text:style-name="P2">Découverte et lecture de vidéos </text:p>
        </text:list-item>
        <text:list-item>
          <text:p text:style-name="P2">Interaction avec les vidéos (likes, commentaires) </text:p>
        </text:list-item>
        <text:list-item>
          <text:p text:style-name="P3">Recommandations personnalisées <text:span text:style-name="T1">et paramétrable </text:span><text:span text:style-name="T2">(l’utilisateur doit pouvoir filtrer les vidéos en fonction de leurs tags, durées…)</text:span></text:p>
        </text:list-item>
      </text:list>
      <text:p text:style-name="Text_20_body"><text:span text:style-name="T3">Te</text:span>chnologies : <text:span text:style-name="T4">HTML, CSS et JavaScript simple et basique</text:span></text:p>
      <text:p text:style-name="Standard"/>
      <text:p text:style-name="Standard"><text:tab/><text:span text:style-name="T5">Serveur algorithme :</text:span></text:p>
      <text:p text:style-name="Standard"/>
      <text:list text:style-name="L2">
        <text:list-item>
          <text:p text:style-name="P4">Système de recommandation basé sur les préférences des utilisateurs </text:p>
        </text:list-item>
        <text:list-item>
          <text:p text:style-name="P5">pas d’IA : fonction des vidéos (vues, likes, commentaires, tags, région, <text:span text:style-name="T6">dates </text:span><text:span text:style-name="T7">+ randomness</text:span>) et du client (tags préférés, vidéos déjà visionnées, durée vidéo)</text:p>
        </text:list-item>
      </text:list>
      <text:p text:style-name="Standard"/>
      <text:p text:style-name="P6"><text:span text:style-name="T3">Te</text:span>chnologies : <text:span text:style-name="T8">Python </text:span><text:span text:style-name="T9">(avec Flask)</text:span><text:span text:style-name="T8">, </text:span><text:span text:style-name="T10">SQL </text:span><text:span text:style-name="T11">(avec dBeaver, </text:span>Postgres<text:span text:style-name="T11">)</text:span></text:p>
      <text:p text:style-name="Standard"/>
      <text:p text:style-name="Standard"><text:tab/><text:span text:style-name="T5">Serveur créateur/hébergeur : </text:span></text:p>
      <text:p text:style-name="Standard"/>
      <text:list text:style-name="L3">
        <text:list-item>
          <text:p text:style-name="P7">Téléchargement et gestion des vidéos </text:p>
        </text:list-item>
        <text:list-item>
          <text:p text:style-name="P8">Stockage et diffusion des vidéos</text:p>
        </text:list-item>
      </text:list>
      <text:p text:style-name="P9"><text:span text:style-name="T3">Te</text:span>chnologies : Node.<text:span text:style-name="T12">js ? </text:span><text:span text:style-name="T13">Ou </text:span><text:span text:style-name="T8">Python </text:span><text:span text:style-name="T9">(avec Flask) ?</text:span></text:p>
      <text:p text:style-name="P9"/>
      <text:p text:style-name="P9"/>
      <text:p text:style-name="P10">TO DO NEXT TIME :</text:p>
      <text:p text:style-name="P10">- <text:span text:style-name="T14">cacher le lien d’édition de video si pas auteur</text:span></text:p>
      <text:p text:style-name="P11"/>
      <text:p text:style-name="P12">Utilisateurs : paramètres, <text:s/>commentaires, <text:span text:style-name="T15">abonnements</text:span></text:p>
      <text:p text:style-name="P13"><text:span text:style-name="T16">page utilisateurs : upload et gestion des vidéos si login → </text:span><text:span text:style-name="T17">cacher vidéo, supprimer vidéo, édition tags, </text:span><text:span text:style-name="T18">gestion des commentaires</text:span></text:p>
      <text:p text:style-name="P14"/>
      <text:p text:style-name="P15">database : </text:p>
      <text:p text:style-name="P15">- date d’upload originale des vidéos, et dernière update de vidéo</text:p>
      <text:p text:style-name="P15">- tableau playlist (watch later + historique+ custom…) relie video, user, nom playlist</text:p>
      <text:p text:style-name="P16">- <text:span text:style-name="T19">abonnement</text:span><text:span text:style-name="T20">s</text:span></text:p>
      <text:p text:style-name="P16">- <text:span text:style-name="T21">tags des vidéos</text:span></text:p>
      <text:p text:style-name="P16">- <text:span text:style-name="T22">vidéos peuvent être cachée</text:span></text:p>
      <text:p text:style-name="P15"/>
      <text:p text:style-name="P17">Hébergeur :</text:p>
      <text:p text:style-name="P17"><text:soft-page-break/>- L’hébergeur peut <text:span text:style-name="T23">gérer ses</text:span> vidéo<text:span text:style-name="T23">s</text:span></text:p>
      <text:p text:style-name="P15"/>
      <text:p text:style-name="P18"/>
      <text:p text:style-name="P19">likes : </text:p>
      <text:p text:style-name="P19">→ optimiser requete add_like_dislike</text:p>
      <text:p text:style-name="P19">→ <text:span text:style-name="T24">style des likes lo</text:span><text:span text:style-name="T25">r</text:span><text:span text:style-name="T24">sque non connect</text:span><text:span text:style-name="T26">é </text:span><text:span text:style-name="T24">+ info : dire qu’il faut être connect</text:span><text:span text:style-name="T27">é</text:span></text:p>
      <text:p text:style-name="P20">requete sql longue : </text:p>
      <text:p text:style-name="P20">- séparer en plusieurs variable puis rassembler pour mettre des commentaires</text:p>
      <text:p text:style-name="P20">- <text:span text:style-name="T28">SQL views</text:span></text:p>
      <text:p text:style-name="P21">Tags : 5 max par vidéos ?</text:p>
      <text:p text:style-name="P22">Enregistrer l’user_pk dans la session → <text:span text:style-name="T29">pour éviter les get_user_pk_from_username(username) excessifs</text:span></text:p>
      <text:p text:style-name="P23">secure_filename() <text:span text:style-name="T30">pour les pseudos et mdp</text:span></text:p>
      <text:p text:style-name="P24">test taille max upload fichier (pfp)</text:p>
      <text:p text:style-name="P25">véri<text:span text:style-name="T23">f</text:span>ier user inputs (login, register, update pfp, update channel_url, <text:span text:style-name="T15">directement dans les urls avec parametre (visit_channel, pfp_of...)</text:span>…)</text:p>
      <text:p text:style-name="P26">lorsque algorithme update_channel() et get channelinfo de hébergeur → get channelinfo/author ?</text:p>
      <text:p text:style-name="P27">Algorithme ? f( Tag des vidéos, likes, dislike, vues, <text:span text:style-name="T31">commentaires</text:span>)</text:p>
      <text:p text:style-name="P28">Cloud flare tunnel</text:p>
      <text:p text:style-name="P29">Les hébergeurs peuvent uploader des vidéos avec les mêmes url : il faudrait que le serveur algorithme donne des url unique, ou valide un url donnée par l’hébergeur. <text:span text:style-name="T32">+ vérif que les URL n’ont pas de /, \, espace,...</text:span></text:p>
      <text:p text:style-name="P30">session secret key</text:p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2T13:30:30.011000000</meta:creation-date>
    <dc:date>2026-01-27T10:52:52.504000000</dc:date>
    <meta:editing-duration>P1DT17H54M7S</meta:editing-duration>
    <meta:editing-cycles>75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41" meta:word-count="351" meta:character-count="2249" meta:non-whitespace-character-count="1934"/>
  </office:meta>
</office:document-meta>
</file>